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25.7cm" table:align="margins"/>
    </style:style>
    <style:style style:name="Taula1.A" style:family="table-column">
      <style:table-column-properties style:column-width="25.7cm" style:rel-column-width="65535*"/>
    </style:style>
    <style:style style:name="Taula1.A1" style:family="table-cell">
      <style:table-cell-properties fo:background-color="#c0c0c0" fo:padding="0.097cm" fo:border="0.002cm solid #000000">
        <style:background-image/>
      </style:table-cell-properties>
    </style:style>
    <style:style style:name="Taula2" style:family="table">
      <style:table-properties style:width="25.689cm" table:align="left"/>
    </style:style>
    <style:style style:name="Taula2.A" style:family="table-column">
      <style:table-column-properties style:column-width="2.044cm"/>
    </style:style>
    <style:style style:name="Taula2.B" style:family="table-column">
      <style:table-column-properties style:column-width="2.501cm"/>
    </style:style>
    <style:style style:name="Taula2.C" style:family="table-column">
      <style:table-column-properties style:column-width="3.632cm"/>
    </style:style>
    <style:style style:name="Taula2.D" style:family="table-column">
      <style:table-column-properties style:column-width="4.45cm"/>
    </style:style>
    <style:style style:name="Taula2.E" style:family="table-column">
      <style:table-column-properties style:column-width="4.378cm"/>
    </style:style>
    <style:style style:name="Taula2.F" style:family="table-column">
      <style:table-column-properties style:column-width="8.684cm"/>
    </style:style>
    <style:style style:name="Taula2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F1" style:family="table-cell">
      <style:table-cell-properties fo:background-color="#c0c0c0" fo:padding="0.097cm" fo:border="0.002cm solid #000000">
        <style:background-image/>
      </style:table-cell-properties>
    </style:style>
    <style:style style:name="Tau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ula2.B2" style:family="table-cell">
      <style:table-cell-properties fo:padding="0.097cm" fo:border-left="0.002cm solid #000000" fo:border-right="none" fo:border-top="none" fo:border-bottom="0.002cm solid #000000"/>
    </style:style>
    <style:style style:name="Tau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3" style:family="table">
      <style:table-properties style:width="25.7cm" table:align="margins"/>
    </style:style>
    <style:style style:name="Taula3.A" style:family="table-column">
      <style:table-column-properties style:column-width="25.7cm" style:rel-column-width="65535*"/>
    </style:style>
    <style:style style:name="Taula3.A1" style:family="table-cell">
      <style:table-cell-properties fo:background-color="#c0c0c0" fo:padding="0.097cm" fo:border="0.002cm solid #000000">
        <style:background-image/>
      </style:table-cell-properties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5.667cm" style:rel-column-width="21845*"/>
    </style:style>
    <style:style style:name="Tau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4.C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5.667cm" style:rel-column-width="21845*"/>
    </style:style>
    <style:style style:name="Tau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a6.C1" style:family="table-cell">
      <style:table-cell-properties fo:padding="0.097cm" fo:border="0.002cm solid #000000"/>
    </style:style>
    <style:style style:name="Taula6.A2" style:family="table-cell">
      <style:table-cell-properties fo:padding="0.097cm" fo:border-left="0.002cm solid #000000" fo:border-right="none" fo:border-top="none" fo:border-bottom="0.002cm solid #000000"/>
    </style:style>
    <style:style style:name="Tau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ext_20_body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333333" style:font-name="Arial" fo:font-size="10pt" fo:language="ca" fo:country="ES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font-name="Arial" fo:font-size="10pt" fo:letter-spacing="normal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8" style:family="paragraph" style:parent-style-name="Standard">
      <style:text-properties style:font-name="Arial" fo:font-size="10pt" fo:language="ca" fo:country="ES" style:font-size-asian="10pt" style:font-size-complex="10pt" style:language-complex="ar" style:country-complex="SA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11" style:family="paragraph" style:parent-style-name="Normal_20__28_Web_29_">
      <style:paragraph-properties fo:margin-top="0cm" fo:margin-bottom="0cm">
        <style:tab-stops/>
      </style:paragraph-properties>
      <style:text-properties style:font-name="Arial" fo:font-size="10pt" style:font-size-asian="10pt" style:font-size-complex="10pt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size="10pt" fo:language="ca" fo:country="ES" fo:background-color="transparen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style:font-name="Arial" fo:font-size="10pt" fo:language="ca" fo:country="ES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Arial" fo:font-size="10pt" fo:language="ca" fo:country="ES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0pt" fo:language="ca" fo:country="ES" fo:font-weight="normal" fo:background-color="transparent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Arial" fo:font-size="10pt" fo:language="ca" fo:country="ES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Header">
      <style:paragraph-properties fo:text-align="center" style:justify-single-word="false" fo:orphans="2" fo:widows="2" style:snap-to-layout-grid="false" style:writing-mode="lr-tb">
        <style:tab-stops/>
      </style:paragraph-properties>
      <style:text-properties fo:color="#000000" style:font-name="Arial" fo:font-size="10pt" fo:language="ca" fo:country="ES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 style:master-page-name="Index">
      <style:paragraph-properties style:page-number="auto"/>
      <style:text-properties style:font-name="Arial" fo:font-size="10pt" style:font-size-asian="10pt" style:font-size-complex="10pt"/>
    </style:style>
    <style:style style:name="P23" style:family="paragraph" style:parent-style-name="Standard">
      <style:text-properties style:font-name="Arial" fo:font-size="10pt" style:font-size-asian="10pt" style:font-size-complex="10pt"/>
    </style:style>
    <style:style style:name="P24" style:family="paragraph" style:parent-style-name="Standard" style:list-style-name="L1">
      <style:text-properties style:font-name="Arial" fo:font-size="10pt" style:font-size-asian="10pt" style:font-size-complex="10pt"/>
    </style:style>
    <style:style style:name="P25" style:family="paragraph" style:parent-style-name="Standard" style:list-style-name="L2">
      <style:text-properties fo:color="#333333" style:font-name="Arial" fo:font-size="10pt" fo:language="ca" fo:country="ES" style:font-size-asian="10pt" style:font-size-complex="10pt"/>
    </style:style>
    <style:style style:name="P26" style:family="paragraph" style:parent-style-name="Standard" style:list-style-name="L3">
      <style:text-properties fo:color="#333333" style:font-name="Arial" fo:font-size="10pt" fo:language="ca" fo:country="ES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333333" fo:font-size="10pt" fo:language="ca" fo:country="ES" style:font-size-asian="10pt" style:font-size-complex="10pt"/>
    </style:style>
    <style:style style:name="T5" style:family="text">
      <style:text-properties fo:color="#333333" fo:font-size="10pt" fo:language="ca" fo:country="ES" fo:font-weight="bold" style:font-size-asian="10pt" style:font-weight-asian="bold" style:font-size-complex="10pt" style:font-weight-complex="bold"/>
    </style:style>
    <style:style style:name="T6" style:family="text">
      <style:text-properties fo:color="#333333" fo:language="ca" fo:country="ES"/>
    </style:style>
    <style:style style:name="T7" style:family="text">
      <style:text-properties fo:color="#333333" fo:language="ca" fo:country="ES" fo:font-weight="bold" style:font-weight-asian="bold" style:font-weight-complex="bold"/>
    </style:style>
    <style:style style:name="T8" style:family="text">
      <style:text-properties fo:color="#333333" fo:language="ca" fo:country="ES" style:text-underline-style="solid" style:text-underline-width="auto" style:text-underline-color="font-color"/>
    </style:style>
    <style:style style:name="T9" style:family="text">
      <style:text-properties fo:color="#333333" fo:language="ca" fo:country="ES" fo:font-weight="normal" style:font-weight-asian="normal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1pt" fo:language="ca" fo:country="ES" fo:font-weight="bold" style:font-size-asian="11pt" style:font-weight-asian="bold" style:font-name-complex="Arial" style:font-size-complex="10pt" style:language-complex="ar" style:country-complex="SA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1">Forma Jurídica</text:p>
      <text:p text:style-name="P11"/>
      <table:table table:name="Taula1" table:style-name="Taula1">
        <table:table-column table:style-name="Taula1.A"/>
        <table:table-row>
          <table:table-cell table:style-name="Taula1.A1" office:value-type="string">
            <text:p text:style-name="P15"><text:span text:style-name="T1">Forma jurídica triada: </text:span>Societat Civil Privada</text:p>
          </table:table-cell>
        </table:table-row>
      </table:table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>
          <table:table-cell table:style-name="Taula2.A1" office:value-type="string">
            <text:p text:style-name="P16">Número de socis/es</text:p>
          </table:table-cell>
          <table:table-cell table:style-name="Taula2.A1" office:value-type="string">
            <text:p text:style-name="P18">Nom/raó social</text:p>
            <text:p text:style-name="P17"/>
          </table:table-cell>
          <table:table-cell table:style-name="Taula2.A1" office:value-type="string">
            <text:p text:style-name="P16">Personalitat jurídica<text:span text:style-name="T2"> de l'empresa (Si/No)</text:span></text:p>
          </table:table-cell>
          <table:table-cell table:style-name="Taula2.A1" office:value-type="string">
            <text:p text:style-name="P16">Responsabilitat patrimonial dels socis/es (característiques)</text:p>
          </table:table-cell>
          <table:table-cell table:style-name="Taula2.A1" office:value-type="string">
            <text:p text:style-name="P19">Capital social (quantitat mínim en € i característiques)</text:p>
          </table:table-cell>
          <table:table-cell table:style-name="Taula2.F1" office:value-type="string">
            <text:p text:style-name="P20">Fiscalitat</text:p>
          </table:table-cell>
        </table:table-row>
        <table:table-row>
          <table:table-cell table:style-name="Taula2.A2" office:value-type="float" office:value="3">
            <text:p text:style-name="P13">3</text:p>
          </table:table-cell>
          <table:table-cell table:style-name="Taula2.B2" office:value-type="string">
            <text:p text:style-name="P5"><text:bookmark text:name="internal-source-marker_0.2792193873319775"/>CAN I HAZ STuDIO</text:p>
            <text:p text:style-name="P13"/>
          </table:table-cell>
          <table:table-cell table:style-name="Taula2.B2" office:value-type="string">
            <text:p text:style-name="P14">No</text:p>
          </table:table-cell>
          <table:table-cell table:style-name="Taula2.B2" office:value-type="string">
            <text:p text:style-name="P14">La responsabilitat és il·limitada. Els socis responen amb tot el seu patrimoni personal.</text:p>
          </table:table-cell>
          <table:table-cell table:style-name="Taula2.B2" office:value-type="string">
            <text:p text:style-name="P14">No existeix un capital mínim legal per la constitució d'una societat civil privada, les aportacions de capital seran en forma d'indústria(Treball Intel·lectual)</text:p>
          </table:table-cell>
          <table:table-cell table:style-name="Taula2.F2" office:value-type="string">
            <text:p text:style-name="P12">*<text:span text:style-name="T10">Mirar la següent pagina</text:span></text:p>
          </table:table-cell>
        </table:table-row>
      </table:table>
      <table:table table:name="Taula3" table:style-name="Taula3">
        <table:table-column table:style-name="Taula3.A"/>
        <table:table-row>
          <table:table-cell table:style-name="Taula3.A1" office:value-type="string">
            <text:p text:style-name="P13"><text:span text:style-name="T1">Justificació:</text:span> Hem escollit la creació d'una Societat Civil Privada, degut, a que únicament és necessiten un mínim de dos socis per a la seva creació , a part que és una forma jurídica ràpida de construir i els costos de construcció d'aquesta són molt baixos. A diferencia d'una societat limitada, no necessitem aportar cap capital legal mínim per la creació. <text:s/>En canvi l'únic inconvenient trobat podria ser que si tenim pèrdues tindríem que respondre amb tot el nostre patrimoni personal. </text:p>
          </table:table-cell>
        </table:table-row>
      </table:table>
      <text:p text:style-name="P2"/>
      <text:p text:style-name="P22">*Fiscalitat:</text:p>
      <text:p text:style-name="P9"><text:span text:style-name="T7">Impost de la Renda de les persones Físiques</text:span><text:span text:style-name="T6">(IRPF)<text:line-break/><text:line-break/>Els beneficis de l'activitat realitzada per l'autònom s'inclouen en la declaració de la<text:line-break/>renda, mitjançant l'aplicació d'un dels règims següents:<text:line-break/></text:span><text:span text:style-name="T8">Estimació directa (facturació):</text:span><text:span text:style-name="T6"> Benefici = Ingressos – Despeses.</text:span></text:p>
      <text:p text:style-name="P4">Hi ha dues modalitats diferents:</text:p>
      <text:list xml:id="list30188466" text:style-name="L1">
        <text:list-item>
          <text:p text:style-name="P24"><text:span text:style-name="T7">Normal:</text:span><text:span text:style-name="T6"> Estan obligats a portar comptabilitat.</text:span></text:p>
        </text:list-item>
        <text:list-item>
          <text:p text:style-name="P24"><text:span text:style-name="T7">Simplificada: </text:span><text:span text:style-name="T6">Es distingeix de la normal per la diferent determinació dels<text:line-break/>despeses deduïbles i per no estar obligats a portar comptabilitat.<text:line-break/></text:span></text:p>
        </text:list-item>
      </text:list>
      <text:p text:style-name="P9"><text:span text:style-name="T8">Estimació objectiva (mòduls): </text:span><text:span text:style-name="T6">Els rendiments estan determinats en funció de la<text:line-break/>activitat i d'una sèrie de variables (personal assalariat, personal no assalariat,<text:line-break/>potència elèctrica, taules, etc). Només és aplicable a algunes activitats determinades<text:line-break/>pel Ministeri d'Economia (no a professionals) amb certes limitacions pel que fa al<text:line-break/>nombre de persones ocupades, 450.759,08 € anuals d'ingressos o 300.000 euros en<text:line-break/>compres de béns i serveis sense incloure l'adquisició d'immobilitzat. Les obligacions<text:line-break/>fiscals que comporta l'aplicació d'aquest règim, són les següents:</text:span></text:p>
      <text:list xml:id="list30207744" text:style-name="L2">
        <text:list-item>
          <text:p text:style-name="P25">Conservar les factures emeses i rebudes</text:p>
        </text:list-item>
        <text:list-item>
          <text:p text:style-name="P25">Conservar els justificants dels mòduls aplicats.</text:p>
        </text:list-item>
        <text:list-item>
          <text:p text:style-name="P25">Registre de béns d'inversió quan s'apliquin amortitzacions</text:p>
        </text:list-item>
      </text:list>
      <text:p text:style-name="P4"/>
      <text:p text:style-name="P4">Els empresaris estan obligats a conservar durant 6 anys els justificants i<text:line-break/>documents acreditatius de les operacions, rendes, despeses, ingressos, deduccions que<text:line-break/>constin en les seves declaracions</text:p>
      <text:p text:style-name="P9"><text:span text:style-name="T6"><text:line-break/></text:span><text:span text:style-name="T8">Pagaments a compte de l'IRPF</text:span></text:p>
      <text:p text:style-name="P4"><text:line-break/>Cadascun dels socis treballadors d'efectuar trimestralment pagaments a compte de l'<text:line-break/>benefici de l'exercici, ne i ingressar l'import que correspongui. El<text:line-break/>import variarà en funció del règim d'aplicació per al càlcul del benefici:</text:p>
      <text:list xml:id="list30189111" text:style-name="L3">
        <text:list-item>
          <text:p text:style-name="P26">Estimació directa: (model 130) 20% del benefici del trimestre</text:p>
        </text:list-item>
        <text:list-item>
          <text:p text:style-name="P26">Estimació objectiva: (model 131) 4% del benefici estimat, 3% si només té una<text:line-break/>sola persona assalariada i 2% quan no disposin de personal. Hi ha la possibilitat<text:line-break/>de domiciliar els pagaments pendents de l'exercici.</text:p>
        </text:list-item>
      </text:list>
      <text:p text:style-name="P9"><text:span text:style-name="T6"><text:line-break/></text:span><text:span text:style-name="T7">Impost sobre el valor afegit</text:span><text:span text:style-name="T9">(IVA)</text:span><text:span text:style-name="T6"><text:line-break/>És aplicable un dels tres règims següents, en funció de l'activitat desenvolupada per la SCP, la declaració la fa la societat i és única.</text:span></text:p>
      <text:p text:style-name="P9"><text:span text:style-name="T6"><text:line-break/></text:span><text:span text:style-name="T8">Recàrrec d'equivalència:</text:span><text:span text:style-name="T6"> És un règim obligatori, aplicable als comerciants<text:line-break/>minoristes, que siguin persones físiques, i venguin productes al detall. El comerciant<text:line-break/>minorista paga a hisenda quan compra la mercaderia, pagant al proveïdor el <text:line-break/>import de l'IVA (16%) i del recàrrec d'equivalència (4%). L'empresari no està obligat<text:line-break/>a portar llibres, ni a guardar factures. No presenta cap liquidació per IVA.</text:span></text:p>
      <text:p text:style-name="P9"><text:span text:style-name="T6"><text:line-break/></text:span><text:span text:style-name="T8">Règim General:</text:span><text:span text:style-name="T6"> Per realitzar les liquidacions trimestrals, es tindrà en compte l'IVA<text:line-break/>MERITAT (cobrat) corresponent a les vendes de béns i prestacions de servei<text:line-break/>del qual es restarà l'IVA SUPORTAT (pagat) corresponent a les compres de béns<text:line-break/>i prestacions de servei, amb independència del moment en què s'efectuï el cobrament o<text:line-break/>pagament. El model 300 es presentarà de forma trimestral i model 390 és el resum<text:line-break/>anual<text:line-break/></text:span><text:span text:style-name="T8">Règim Simplificat (mòduls):</text:span><text:span text:style-name="T6"> Aquesta modalitat d'IVA està lligada al règim de<text:line-break/>mòduls en IRPF. La predeterminació de l'IVA MERITAT es realitza en base a uns<text:line-break/>mòduls aprovats prèviament pel Ministeri d'Economia i Hisenda en funció de<text:line-break/>l'activitat desenvolupada. Les quotes trimestrals a ingressar per IVA seran el resultat<text:line-break/>d'aplicar sobre l'IVA meritat, el percentatge assenyalat per a cada activitat. Els tres<text:line-break/>primers trimestres de l'any es presentarà el model 310. En l'última liquidació<text:line-break/>trimestral de l'exercici (model 311) es regularitzaran els ingressos realitzats, restant<text:line-break/>l'IVA MERITAT la quantitat d'IVA SUPORTAT per l'adquisició de béns i<text:line-break/>serveis que no siguin actiu fix (inversions) i un 1% de l'import del total meritat<text:line-break/>en concepte de difícil justificació. Hi ha una «quota mínima» a pagar que serà el<text:line-break/></text:span><text:soft-page-break/><text:span text:style-name="T6">resultat d'aplicar un percentatge sobre l'IVA meritat.</text:span></text:p>
      <text:p text:style-name="P4"><text:line-break/>La presentació de les liquidacions o declaracions, d'IRPF i d'IVA es realitzen en les<text:line-break/>següents dates:</text:p>
      <text:p text:style-name="P4"><text:line-break/></text:p>
      <table:table table:name="Taula4" table:style-name="Taula4">
        <table:table-column table:style-name="Taula4.A" table:number-columns-repeated="3"/>
        <table:table-row>
          <table:table-cell table:style-name="Taula4.A1" office:value-type="string">
            <text:p text:style-name="P4">TRIMESTRE</text:p>
          </table:table-cell>
          <table:table-cell table:style-name="Taula4.A1" office:value-type="string">
            <text:p text:style-name="P4">MESOS </text:p>
          </table:table-cell>
          <table:table-cell table:style-name="Taula4.C1" office:value-type="string">
            <text:p text:style-name="P4">DATA MÀX. LIQUIDACIÓ</text:p>
          </table:table-cell>
        </table:table-row>
      </table:table>
      <table:table table:name="Taula6" table:style-name="Taula6">
        <table:table-column table:style-name="Taula6.A" table:number-columns-repeated="3"/>
        <table:table-row>
          <table:table-cell table:style-name="Taula6.A1" office:value-type="string">
            <text:p text:style-name="P4">1T </text:p>
          </table:table-cell>
          <table:table-cell table:style-name="Taula6.A1" office:value-type="string">
            <text:p text:style-name="P4">Gener, Febrer i Març </text:p>
          </table:table-cell>
          <table:table-cell table:style-name="Taula6.C1" office:value-type="string">
            <text:p text:style-name="P12">20 d'abril</text:p>
          </table:table-cell>
        </table:table-row>
        <table:table-row>
          <table:table-cell table:style-name="Taula6.A2" office:value-type="string">
            <text:p text:style-name="P4">2T </text:p>
          </table:table-cell>
          <table:table-cell table:style-name="Taula6.A2" office:value-type="string">
            <text:p text:style-name="P4">Abril, Maig i Juny </text:p>
          </table:table-cell>
          <table:table-cell table:style-name="Taula6.C2" office:value-type="string">
            <text:p text:style-name="P12">20 de juliol</text:p>
          </table:table-cell>
        </table:table-row>
        <table:table-row>
          <table:table-cell table:style-name="Taula6.A2" office:value-type="string">
            <text:p text:style-name="P4">3T </text:p>
          </table:table-cell>
          <table:table-cell table:style-name="Taula6.A2" office:value-type="string">
            <text:p text:style-name="P4">Juliol, Agost i Setembre </text:p>
          </table:table-cell>
          <table:table-cell table:style-name="Taula6.C2" office:value-type="string">
            <text:p text:style-name="P12">20 d'octubre</text:p>
          </table:table-cell>
        </table:table-row>
        <table:table-row>
          <table:table-cell table:style-name="Taula6.A2" office:value-type="string">
            <text:p text:style-name="P4">4T</text:p>
          </table:table-cell>
          <table:table-cell table:style-name="Taula6.A2" office:value-type="string">
            <text:p text:style-name="P4">Octubre, Novembre i Desembre </text:p>
          </table:table-cell>
          <table:table-cell table:style-name="Taula6.C2" office:value-type="string">
            <text:p text:style-name="P12">30 de gener</text:p>
          </table:table-cell>
        </table:table-row>
      </table:table>
      <text:p text:style-name="P6"><text:span text:style-name="T4"><text:line-break/></text:span><text:span text:style-name="T5">Altres Obligacions Fiscals<text:line-break/></text:span><text:span text:style-name="T4"><text:line-break/>L'empresari haurà de relacionar les persones o empreses amb qui hagi efectuat<text:line-break/>operacions el volum durant l'any natural hagi superat les 3.006 Euros (500.000<text:line-break/>pessetes), mitjançant la presentació del model 347:<text:line-break/><text:line-break/>No han de presentar aquest model els que tributin en l'IRPF mitjançant el règim de<text:line-break/>estimació objectiva i, simultàniament en IVA, en el règim simplificat o el de recàrrec<text:line-break/>d'equivalència<text:line-break/><text:line-break/>Durant el mes de març de ha de presentar el model 184 de declaració informativa<text:line-break/>anual on s'inclou:<text:line-break/><text:tab/>a) Les dades identificadores dels socis.<text:line-break/><text:tab/>b) Import total de les rendes obtingudes per l'entitat i de la renda atribuïble a<text:line-break/><text:tab/>cadascun dels seus membres.<text:line-break/><text:tab/>c) Les bases de les deduccions.<text:line-break/><text:tab/>d) L'import de les retencions suportades per l'entitat i les atribuïbles a cada<text:line-break/><text:tab/>un dels seus membres.<text:line-break/><text:tab/>e) L'import net de la xifra de negocis de l'entitat.</text:span><text:span text:style-name="T3"><text:line-break/><text:line-break/><text:line-break/><text:line-break/><text:line-break/><text:line-break/><text:line-break/><text:line-break/><text:line-break/><text:line-break/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3"><text:line-break/><text:line-break/></text:span><text:soft-page-break/><text:span text:style-name="T11">Control de canvis:<text:line-break/></text:span></text:p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10">Data</text:p>
          </table:table-cell>
          <table:table-cell table:style-name="Taula5.A1" office:value-type="string">
            <text:p text:style-name="P10">Modificat per:</text:p>
          </table:table-cell>
          <table:table-cell table:style-name="Taula5.C1" office:value-type="string">
            <text:p text:style-name="P10">Modificacions</text:p>
          </table:table-cell>
        </table:table-row>
        <table:table-row>
          <table:table-cell table:style-name="Taula5.A2" office:value-type="date" office:date-value="2011-10-24">
            <text:p text:style-name="P9">24/10/11</text:p>
          </table:table-cell>
          <table:table-cell table:style-name="Taula5.B2" office:value-type="string">
            <text:p text:style-name="P8">Isaac Gangolells</text:p>
          </table:table-cell>
          <table:table-cell table:style-name="Taula5.C2" office:value-type="string">
            <text:p text:style-name="P9">Edició Inicial</text:p>
          </table:table-cell>
        </table:table-row>
        <table:table-row>
          <table:table-cell table:style-name="Taula5.B2" office:value-type="string">
            <text:p text:style-name="P9"/>
          </table:table-cell>
          <table:table-cell table:style-name="Taula5.B2" office:value-type="string">
            <text:p text:style-name="P9"/>
          </table:table-cell>
          <table:table-cell table:style-name="Taula5.C2" office:value-type="string">
            <text:p text:style-name="P9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ojecte Xinxat – Forma Jurídica</text:p>
      </style:head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1-09T10:08:41.42</dc:date>
    <meta:editing-duration>PT06H33M16S</meta:editing-duration>
    <meta:editing-cycles>40</meta:editing-cycles>
    <meta:generator>OpenOffice.org/3.2$Win32 OpenOffice.org_project/320m18$Build-9502</meta:generator>
    <dc:creator>Hector Costa Guzman</dc:creator>
    <meta:document-statistic meta:table-count="6" meta:image-count="0" meta:object-count="0" meta:page-count="4" meta:paragraph-count="58" meta:word-count="933" meta:character-count="6104"/>
  </office:meta>
</office:document-meta>
</file>